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/>
          <table:table-cell table:formula="oooc:=[.D29]+[.B30]" office:value-type="float" office:value="233">
            <text:p>233</text:p>
          </table:table-cell>
          <table:table-cell table:formula="oooc:=[.E29]+[.C30]" office:value-type="float" office:value="308.25">
            <text:p>308.25</text:p>
          </table:table-cell>
          <table:table-cell table:formula="oooc:=[.D30]-[.E30]" office:value-type="float" office:value="-75.25">
            <text:p>-75.25</text:p>
          </table:table-cell>
          <table:table-cell office:value-type="float" office:value="11663">
            <text:p>11663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4.9055793991416">
            <text:p>44.91</text:p>
          </table:table-cell>
          <table:table-cell/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/>
          <table:table-cell table:formula="oooc:=[.D30]+[.B31]" office:value-type="float" office:value="233">
            <text:p>233</text:p>
          </table:table-cell>
          <table:table-cell table:formula="oooc:=[.E30]+[.C31]" office:value-type="float" office:value="308.25">
            <text:p>308.25</text:p>
          </table:table-cell>
          <table:table-cell table:formula="oooc:=[.D31]-[.E31]" office:value-type="float" office:value="-75.25">
            <text:p>-75.25</text:p>
          </table:table-cell>
          <table:table-cell office:value-type="float" office:value="11664">
            <text:p>11664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4.9098712446352">
            <text:p>44.91</text:p>
          </table:table-cell>
          <table:table-cell/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/>
          <table:table-cell table:formula="oooc:=[.D31]+[.B32]" office:value-type="float" office:value="233">
            <text:p>233</text:p>
          </table:table-cell>
          <table:table-cell table:formula="oooc:=[.E31]+[.C32]" office:value-type="float" office:value="308.25">
            <text:p>308.25</text:p>
          </table:table-cell>
          <table:table-cell table:formula="oooc:=[.D32]-[.E32]" office:value-type="float" office:value="-75.25">
            <text:p>-75.25</text:p>
          </table:table-cell>
          <table:table-cell office:value-type="float" office:value="11665">
            <text:p>11665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4.9141630901288">
            <text:p>44.91</text:p>
          </table:table-cell>
          <table:table-cell/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33">
            <text:p>233</text:p>
          </table:table-cell>
          <table:table-cell table:formula="oooc:=[.E32]+[.C33]" office:value-type="float" office:value="308.25">
            <text:p>308.25</text:p>
          </table:table-cell>
          <table:table-cell table:formula="oooc:=[.D33]-[.E33]" office:value-type="float" office:value="-75.25">
            <text:p>-75.25</text:p>
          </table:table-cell>
          <table:table-cell office:value-type="float" office:value="11666">
            <text:p>11666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4.9184549356223">
            <text:p>44.92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33">
            <text:p>233</text:p>
          </table:table-cell>
          <table:table-cell table:formula="oooc:=[.E33]+[.C34]" office:value-type="float" office:value="308.25">
            <text:p>308.25</text:p>
          </table:table-cell>
          <table:table-cell table:formula="oooc:=[.D34]-[.E34]" office:value-type="float" office:value="-75.25">
            <text:p>-75.25</text:p>
          </table:table-cell>
          <table:table-cell office:value-type="float" office:value="11667">
            <text:p>11667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4.9227467811159">
            <text:p>44.92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510">
            <text:p>8510</text:p>
          </table:table-cell>
          <table:table-cell table:style-name="Default" table:formula="oooc:=[.D33]/[.J37]" office:value-type="float" office:value="1.02224797973337">
            <text:p>1.02</text:p>
          </table:table-cell>
          <table:table-cell table:formula="oooc:=[.E37]/[.I33]" office:value-type="float" office:value="189.454423848653">
            <text:p>189.45</text:p>
          </table:table-cell>
          <table:table-cell table:style-name="ce1" table:formula="oooc:=TODAY()+([.G37]/[.F37])" office:value-type="date" office:date-value="2009-02-27T07:56:53.910759">
            <text:p>02/27/09</text:p>
          </table:table-cell>
          <table:table-cell/>
          <table:table-cell table:style-name="ce3" table:formula="oooc:=DAYS(NOW();[January.A4])" office:value-type="float" office:value="227.929039351853">
            <text:p>227.93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60825354341667">
            <text:p>0.96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21T21:38:02.445385">
            <text:p>03/21/09</text:p>
          </table:table-cell>
          <table:table-cell/>
          <table:table-cell table:style-name="ce3" table:formula="oooc:=DAYS(NOW();[January.A4])" office:value-type="float" office:value="227.929039351853">
            <text:p>227.93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56626257695025">
            <text:p>0.8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4-26T20:10:03.310646">
            <text:p>04/26/09</text:p>
          </table:table-cell>
          <table:table-cell/>
          <table:table-cell table:style-name="ce3" table:formula="oooc:=DAYS(NOW();[January.A4])" office:value-type="float" office:value="227.929039351853">
            <text:p>227.93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48228064401741">
            <text:p>0.6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12T10:14:34.493565">
            <text:p>04/12/09</text:p>
          </table:table-cell>
          <table:table-cell/>
          <table:table-cell table:style-name="ce3" table:formula="oooc:=DAYS(NOW();[January.A4])" office:value-type="float" office:value="227.929039351853">
            <text:p>227.93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26T22:17:49">
            <text:p>08/26/08</text:p>
          </table:table-cell>
          <table:table-cell table:formula="oooc:=DAYS(NOW();1/1/8)" office:value-type="float" office:value="39686.8040393519">
            <text:p>39686.8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20086884375409">
            <text:p>0.4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1-13T17:44:19.829579">
            <text:p>11/13/09</text:p>
          </table:table-cell>
          <table:table-cell/>
          <table:table-cell table:style-name="ce3" table:formula="oooc:=DAYS(NOW();[January.A4])" office:value-type="float" office:value="227.929039351853">
            <text:p>227.93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6">08/26/2008</text:date>, <text:time>22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26T22:17:49</dc:date>
    <meta:editing-cycles>183</meta:editing-cycles>
    <meta:editing-duration>P9DT17H8M6S</meta:editing-duration>
    <meta:user-defined meta:name="Info 1"/>
    <meta:user-defined meta:name="Info 2"/>
    <meta:user-defined meta:name="Info 3"/>
    <meta:user-defined meta:name="Info 4"/>
    <meta:document-statistic meta:table-count="8" meta:cell-count="2526"/>
  </office:meta>
</office:document-meta>
</file>